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8.064cm"/>
    </style:style>
    <style:style style:name="co4" style:family="table-column">
      <style:table-column-properties fo:break-before="auto" style:column-width="14.905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MCU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rix total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https://fr.farnell.com/avx/08055a180jat2a/cond-18pf-50v-5-c0g-np0-0805/dp/2280674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table:formula="of:=[.F2]*[.E2]" office:value-type="float" office:value="0.142" calcext:value-type="float">
            <text:p>0,142</text:p>
          </table:table-cell>
        </table:table-row>
        <table:table-row table:style-name="ro1">
          <table:table-cell office:value-type="string" calcext:value-type="string">
            <text:p>C3,C7,C8,C9,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https://fr.farnell.com/multicomp/mcsh21b104k160ct/condensateur-0-1-f-16v-10-x7r/dp/1856445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5" calcext:value-type="float">
            <text:p>5</text:p>
          </table:table-cell>
          <table:table-cell table:formula="of:=0.1908" office:value-type="float" office:value="0.1908" calcext:value-type="float">
            <text:p>0,1908</text:p>
          </table:table-cell>
          <table:table-cell table:formula="of:=[.F3]*[.E3]" office:value-type="float" office:value="0.954" calcext:value-type="float">
            <text:p>0,95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https://fr.farnell.com/kemet/c0805h471j3gact500/condensateur-470pf-c0g-np0-25v/dp/4227246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formula="of:=0.582" office:value-type="float" office:value="0.582" calcext:value-type="float">
            <text:p>0,582</text:p>
          </table:table-cell>
          <table:table-cell table:formula="of:=[.F4]*[.E4]" office:value-type="float" office:value="0.582" calcext:value-type="float">
            <text:p>0,58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https://fr.farnell.com/teapo/ksh107m063s1a5h12k/condensateur-100-f-63v-20/dp/2800122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1" calcext:value-type="float">
            <text:p>1</text:p>
          </table:table-cell>
          <table:table-cell table:formula="of:=0.24" office:value-type="float" office:value="0.24" calcext:value-type="float">
            <text:p>0,24</text:p>
          </table:table-cell>
          <table:table-cell table:formula="of:=[.F5]*[.E5]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https://fr.farnell.com/multicomp/mcksk010m102g13s/condensateur-1000-f-10v-20/dp/2610799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1" calcext:value-type="float">
            <text:p>1</text:p>
          </table:table-cell>
          <table:table-cell table:formula="of:=0.2364" office:value-type="float" office:value="0.2364" calcext:value-type="float">
            <text:p>0,2364</text:p>
          </table:table-cell>
          <table:table-cell table:formula="of:=[.F6]*[.E6]" office:value-type="float" office:value="0.2364" calcext:value-type="float">
            <text:p>0,236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4020CERX</text:p>
          </table:table-cell>
          <table:table-cell office:value-type="string" calcext:value-type="string">
            <text:p>https://fr.farnell.com/nexperia/pmeg4020cerx/diode-schottky-40v-2a-cfp3/dp/4313202</text:p>
          </table:table-cell>
          <table:table-cell office:value-type="string" calcext:value-type="string">
            <text:p>Diode_SMD:Nexperia_CFP3_SOD-123W</text:p>
          </table:table-cell>
          <table:table-cell office:value-type="float" office:value="1" calcext:value-type="float">
            <text:p>1</text:p>
          </table:table-cell>
          <table:table-cell table:formula="of:=0.0972" office:value-type="float" office:value="0.0972" calcext:value-type="float">
            <text:p>0,0972</text:p>
          </table:table-cell>
          <table:table-cell table:formula="of:=[.F7]*[.E7]" office:value-type="float" office:value="0.0972" calcext:value-type="float">
            <text:p>0,097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M24CANB-02HTG</text:p>
          </table:table-cell>
          <table:table-cell office:value-type="string" calcext:value-type="string">
            <text:p>https://fr.farnell.com/littelfuse/sm24canb-02htg/diode-protection-esd-aec-q101/dp/2749174</text:p>
          </table:table-cell>
          <table:table-cell office:value-type="string" calcext:value-type="string">
            <text:p>Package_TO_SOT_SMD:SOT-23_Handsoldering</text:p>
          </table:table-cell>
          <table:table-cell office:value-type="float" office:value="1" calcext:value-type="float">
            <text:p>1</text:p>
          </table:table-cell>
          <table:table-cell table:formula="of:=0.792" office:value-type="float" office:value="0.792" calcext:value-type="float">
            <text:p>0,792</text:p>
          </table:table-cell>
          <table:table-cell table:formula="of:=[.F8]*[.E8]" office:value-type="float" office:value="0.792" calcext:value-type="float">
            <text:p>0,792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MAJ33CA</text:p>
          </table:table-cell>
          <table:table-cell office:value-type="string" calcext:value-type="string">
            <text:p>https://fr.farnell.com/littelfuse/smaj33ca/diode-tvs-400w-33v-bidir-do-214ac/dp/2691544?st=smaj33ca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 table:formula="of:=0.2724" office:value-type="float" office:value="0.2724" calcext:value-type="float">
            <text:p>0,2724</text:p>
          </table:table-cell>
          <table:table-cell table:formula="of:=[.F9]*[.E9]" office:value-type="float" office:value="0.2724" calcext:value-type="float">
            <text:p>0,272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MEG6020CER</text:p>
          </table:table-cell>
          <table:table-cell office:value-type="string" calcext:value-type="string">
            <text:p>https://fr.farnell.com/nexperia/pmeg6020cer-qx/diode-schottky-60v-2a-cfp3/dp/4313204</text:p>
          </table:table-cell>
          <table:table-cell office:value-type="string" calcext:value-type="string">
            <text:p>Diode_SMD:Nexperia_CFP3_SOD-123W</text:p>
          </table:table-cell>
          <table:table-cell office:value-type="float" office:value="1" calcext:value-type="float">
            <text:p>1</text:p>
          </table:table-cell>
          <table:table-cell table:formula="of:=0.1092" office:value-type="float" office:value="0.1092" calcext:value-type="float">
            <text:p>0,1092</text:p>
          </table:table-cell>
          <table:table-cell table:formula="of:=[.F10]*[.E10]" office:value-type="float" office:value="0.1092" calcext:value-type="float">
            <text:p>0,109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MAJ4750A</text:p>
          </table:table-cell>
          <table:table-cell office:value-type="string" calcext:value-type="string">
            <text:p>https://fr.farnell.com/multicomp/smaj4750a/diode-zener-1w-27v-do-214ac/dp/2675213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 office:value-type="float" office:value="0.4308" calcext:value-type="float">
            <text:p>0,4308</text:p>
          </table:table-cell>
          <table:table-cell table:formula="of:=[.F11]*[.E11]" office:value-type="float" office:value="0.4308" calcext:value-type="float">
            <text:p>0,430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https://fr.farnell.com/multicomp-pro/mp008633/fusible-cartouche-act-rapide-0/dp/3873902?ost=mp008633</text:p>
          </table:table-cell>
          <table:table-cell office:value-type="string" calcext:value-type="string">
            <text:p>Fuse:Fuseholder_Clip-5x20mm_Littelfuse_100_Inline_P20.50x4.60mm_D1.30mm_Horizontal</text:p>
          </table:table-cell>
          <table:table-cell office:value-type="float" office:value="1" calcext:value-type="float">
            <text:p>1</text:p>
          </table:table-cell>
          <table:table-cell table:formula="of:=0.426*2" office:value-type="float" office:value="0.852" calcext:value-type="float">
            <text:p>0,852</text:p>
          </table:table-cell>
          <table:table-cell table:formula="of:=[.F12]*[.E12]" office:value-type="float" office:value="0.852" calcext:value-type="float">
            <text:p>0,852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https://fr.farnell.com/laird/mi0805k400r-10/perle-de-ferrite-2012-100mhz-40r/dp/2292459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0818" calcext:value-type="float">
            <text:p>0,0818</text:p>
          </table:table-cell>
          <table:table-cell table:formula="of:=[.F13]*[.E13]" office:value-type="float" office:value="0.0818" calcext:value-type="float">
            <text:p>0,0818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T-Link</text:p>
          </table:table-cell>
          <table:table-cell office:value-type="string" calcext:value-type="string">
            <text:p>https://fr.farnell.com/molex/22-28-4040/header-4pos-1range-2-54mm/dp/2381172</text:p>
          </table:table-cell>
          <table:table-cell office:value-type="string" calcext:value-type="string">
            <text:p>custom:st-link</text:p>
          </table:table-cell>
          <table:table-cell office:value-type="float" office:value="1" calcext:value-type="float">
            <text:p>1</text:p>
          </table:table-cell>
          <table:table-cell office:value-type="float" office:value="0.1932" calcext:value-type="float">
            <text:p>0,1932</text:p>
          </table:table-cell>
          <table:table-cell table:formula="of:=[.F14]*[.E14]" office:value-type="float" office:value="0.1932" calcext:value-type="float">
            <text:p>0,1932</text:p>
          </table:table-cell>
        </table:table-row>
        <table:table-row table:style-name="ro1">
          <table:table-cell office:value-type="string" calcext:value-type="string">
            <text:p>J2,J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https://fr.farnell.com/molex/22-28-4081/conn-header-8-voies-1-rangee-2/dp/3049535</text:p>
          </table:table-cell>
          <table:table-cell office:value-type="string" calcext:value-type="string">
            <text:p>custom:CONN_01x08</text:p>
          </table:table-cell>
          <table:table-cell office:value-type="float" office:value="2" calcext:value-type="float">
            <text:p>2</text:p>
          </table:table-cell>
          <table:table-cell office:value-type="float" office:value="0.576" calcext:value-type="float">
            <text:p>0,576</text:p>
          </table:table-cell>
          <table:table-cell table:formula="of:=[.F15]*[.E15]" office:value-type="float" office:value="1.152" calcext:value-type="float">
            <text:p>1,152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ttps://fr.farnell.com/camdenboss/ctbp0158-2/bornier-fil-a-carte-2-voies-12awg/dp/3228568</text:p>
          </table:table-cell>
          <table:table-cell office:value-type="string" calcext:value-type="string">
            <text:p>custom:PhoenixContact_MSTBVA_2,5_4-G-5,08_1x04_P5.08mm_Vertical_custom</text:p>
          </table:table-cell>
          <table:table-cell office:value-type="float" office:value="1" calcext:value-type="float">
            <text:p>1</text:p>
          </table:table-cell>
          <table:table-cell table:formula="of:=0.9132*2" office:value-type="float" office:value="1.8264" calcext:value-type="float">
            <text:p>1,8264</text:p>
          </table:table-cell>
          <table:table-cell table:formula="of:=[.F16]*[.E16]" office:value-type="float" office:value="1.8264" calcext:value-type="float">
            <text:p>1,8264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https://fr.farnell.com/amphenol-fci/10129381-914004blf/conn-header-14-voies-2-rangs-2/dp/3881595</text:p>
          </table:table-cell>
          <table:table-cell office:value-type="string" calcext:value-type="string">
            <text:p>custom:addr_jumpers</text:p>
          </table:table-cell>
          <table:table-cell office:value-type="float" office:value="1" calcext:value-type="float">
            <text:p>1</text:p>
          </table:table-cell>
          <table:table-cell office:value-type="float" office:value="0.3456" calcext:value-type="float">
            <text:p>0,3456</text:p>
          </table:table-cell>
          <table:table-cell table:formula="of:=[.F17]*[.E17]" office:value-type="float" office:value="0.3456" calcext:value-type="float">
            <text:p>0,3456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https://fr.farnell.com/bourns/rlb0914-471kl/inductor-470uh/dp/2309247</text:p>
          </table:table-cell>
          <table:table-cell office:value-type="string" calcext:value-type="string">
            <text:p>Inductor_THT:L_Radial_D8.7mm_P5.00mm_Fastron_07HCP</text:p>
          </table:table-cell>
          <table:table-cell office:value-type="float" office:value="1" calcext:value-type="float">
            <text:p>1</text:p>
          </table:table-cell>
          <table:table-cell office:value-type="float" office:value="0.5376" calcext:value-type="float">
            <text:p>0,5376</text:p>
          </table:table-cell>
          <table:table-cell table:formula="of:=[.F19]*[.E19]" office:value-type="float" office:value="0.5376" calcext:value-type="float">
            <text:p>0,537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fr.farnell.com/multicomp/mcsr08x1003ftl/res-ceramique-100k-1-0-125w-0805/dp/2074335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0311" calcext:value-type="float">
            <text:p>0,0311</text:p>
          </table:table-cell>
          <table:table-cell table:formula="of:=[.F20]*[.E20]" office:value-type="float" office:value="0.0311" calcext:value-type="float">
            <text:p>0,0311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- valeurs mixtées --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0.0259" calcext:value-type="float">
            <text:p>0,0259</text:p>
          </table:table-cell>
          <table:table-cell table:formula="of:=[.F21]*[.E21]" office:value-type="float" office:value="0.0518" calcext:value-type="float">
            <text:p>0,051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R47</text:p>
          </table:table-cell>
          <table:table-cell office:value-type="string" calcext:value-type="string">
            <text:p>https://fr.farnell.com/yageo/rl0805fr-070r47l/res-couche-epaisse-0-47r-1-0-125w/dp/177944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192" calcext:value-type="float">
            <text:p>0,192</text:p>
          </table:table-cell>
          <table:table-cell table:formula="of:=[.F22]*[.E22]" office:value-type="float" office:value="0.192" calcext:value-type="float">
            <text:p>0,19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ttps://fr.farnell.com/panasonic/erjup6d1200v/res-120r-0-5-0-5w-0805/dp/35991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1157" calcext:value-type="float">
            <text:p>0,1157</text:p>
          </table:table-cell>
          <table:table-cell table:formula="of:=[.F23]*[.E23]" office:value-type="float" office:value="0.1157" calcext:value-type="float">
            <text:p>0,1157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6k2</text:p>
          </table:table-cell>
          <table:table-cell office:value-type="string" calcext:value-type="string">
            <text:p>https://fr.farnell.com/multicomp/mcwr08x6201ftl/resistance-thick-film-6-2kohm/dp/2447709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0103" calcext:value-type="float">
            <text:p>0,0103</text:p>
          </table:table-cell>
          <table:table-cell table:formula="of:=[.F24]*[.E24]" office:value-type="float" office:value="0.0103" calcext:value-type="float">
            <text:p>0,010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https://fr.farnell.com/omron/b3u-1000p-b/tactile-commutateur-top-actuated/dp/1333654</text:p>
          </table:table-cell>
          <table:table-cell office:value-type="string" calcext:value-type="string">
            <text:p>Button_Switch_SMD:SW_SPST_B3U-1000P-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5]*[.E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https://fr.farnell.com/stmicroelectronics/mc34063ebd-tr/convertisseur-dc-dc-buck-boost/dp/3367118?st=mc34063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office:value-type="float" office:value="0.7944" calcext:value-type="float">
            <text:p>0,7944</text:p>
          </table:table-cell>
          <table:table-cell table:formula="of:=[.F26]*[.E26]" office:value-type="float" office:value="0.7944" calcext:value-type="float">
            <text:p>0,7944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65HVD230</text:p>
          </table:table-cell>
          <table:table-cell office:value-type="string" calcext:value-type="string">
            <text:p>https://fr.farnell.com/texas-instruments/sn65hvd230dr/ic-can-transceiver-1mbps-8soic/dp/3124671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office:value-type="float" office:value="3.216" calcext:value-type="float">
            <text:p>3,216</text:p>
          </table:table-cell>
          <table:table-cell table:formula="of:=[.F27]*[.E27]" office:value-type="float" office:value="3.216" calcext:value-type="float">
            <text:p>3,216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TM32F042K6Tx</text:p>
          </table:table-cell>
          <table:table-cell office:value-type="string" calcext:value-type="string">
            <text:p>https://fr.farnell.com/stmicroelectronics/stm32f042k6t6/mcu-arm-cortex-m0-48mhz-lqfp-32/dp/2750629</text:p>
          </table:table-cell>
          <table:table-cell office:value-type="string" calcext:value-type="string">
            <text:p>Package_QFP:LQFP-32_7x7mm_P0.8mm</text:p>
          </table:table-cell>
          <table:table-cell office:value-type="float" office:value="1" calcext:value-type="float">
            <text:p>1</text:p>
          </table:table-cell>
          <table:table-cell office:value-type="float" office:value="4.452" calcext:value-type="float">
            <text:p>4,452</text:p>
          </table:table-cell>
          <table:table-cell table:formula="of:=[.F28]*[.E28]" office:value-type="float" office:value="4.452" calcext:value-type="float">
            <text:p>4,452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https://fr.farnell.com/abracon/abl-8-000mhz-b2/crystal-8mhz-18pf-hc-49us/dp/2467712</text:p>
          </table:table-cell>
          <table:table-cell office:value-type="string" calcext:value-type="string">
            <text:p>Crystal:Crystal_HC18-U_Vertical</text:p>
          </table:table-cell>
          <table:table-cell office:value-type="float" office:value="1" calcext:value-type="float">
            <text:p>1</text:p>
          </table:table-cell>
          <table:table-cell office:value-type="float" office:value="0.3348" calcext:value-type="float">
            <text:p>0,3348</text:p>
          </table:table-cell>
          <table:table-cell table:formula="of:=[.F29]*[.E29]" office:value-type="float" office:value="0.3348" calcext:value-type="float">
            <text:p>0,33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P009915</text:p>
          </table:table-cell>
          <table:table-cell office:value-type="string" calcext:value-type="string">
            <text:p>https://fr.farnell.com/multicomp-pro/mp009915/coffret-abs-115mm-x-65mm-x-40mm/dp/39937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432" calcext:value-type="float">
            <text:p>9,432</text:p>
          </table:table-cell>
          <table:table-cell table:formula="of:=[.F32]*[.E32]" office:value-type="float" office:value="9.432" calcext:value-type="float">
            <text:p>9,4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1" table:formula="of:=SUM([.G2:.G32])" office:value-type="float" office:value="27.474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2:19:41.227010762</dc:date>
    <meta:editing-duration>PT8M32S</meta:editing-duration>
    <meta:editing-cycles>2</meta:editing-cycles>
    <meta:generator>LibreOffice/7.3.7.2$Linux_X86_64 LibreOffice_project/30$Build-2</meta:generator>
    <meta:document-statistic meta:table-count="1" meta:cell-count="208" meta:object-count="0"/>
  </office:meta>
</office:document-meta>
</file>